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1" fo:font-size="11pt" style:font-size-asian="11pt" style:font-size-complex="11p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ans1" fo:font-size="11pt" fo:font-style="normal" style:text-underline-style="none" fo:font-weight="bold" style:text-blinking="false" fo:background-color="transparent" style:font-size-asian="11pt" style:font-weight-asian="bold" style:font-size-complex="11pt" style:font-weight-complex="bold"/>
    </style:style>
    <style:style style:name="P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style:font-name="Liberation Sans1" fo:font-size="11pt" style:font-size-asian="11pt" style:font-size-complex="11pt"/>
    </style:style>
    <style:style style:name="P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style:font-name="Liberation Sans1" fo:font-size="11pt" style:font-size-asian="11pt" style:font-size-complex="11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c12a0d0-5701-4ff0-2b41-68b4251cb212"/>Tasks the Software Can Do:</text:p>
      <text:list xml:id="list8428952826843297551" text:style-name="L1">
        <text:list-item>
          <text:p text:style-name="P2">Take input audio from IO mic</text:p>
        </text:list-item>
        <text:list-item>
          <text:p text:style-name="P2">Export to ONLY mp3</text:p>
        </text:list-item>
        <text:list-item>
          <text:p text:style-name="P2">Take input beats through interface by (mouse click/button press)</text:p>
          <text:list>
            <text:list-item>
              <text:p text:style-name="P5"><text:span text:style-name="T3">I’m pretty positive that basically all sound cards can produce MIDI files, which Java can use, so before we try plugging in something, using mouse clicks, or keyboard presses, is probably going to be the easiest way to check our input </text:span></text:p>
            </text:list-item>
          </text:list>
        </text:list-item>
      </text:list>
      <text:p text:style-name="P6"><text:span text:style-name="T3"/></text:p>
      <text:p text:style-name="P4">User Stories:</text:p>
      <text:list xml:id="list1127404715488440053" text:style-name="L2">
        <text:list-item>
          <text:p text:style-name="P3">As a user, I want to be able to create and edit digital beats so that I can use them to produce music.</text:p>
        </text:list-item>
        <text:list-item>
          <text:p text:style-name="P3">As a user, I want to be able to create and edit synthesizers so that I can use them to produce music.</text:p>
        </text:list-item>
        <text:list-item>
          <text:p text:style-name="P3">As a user, I want to be able to input my midi device so that I can use it to produce music.</text:p>
        </text:list-item>
        <text:list-item>
          <text:p text:style-name="P3">As a user, I want to be able to create an audio file so that I can write my music to it.</text:p>
        </text:list-item>
        <text:list-item>
          <text:p text:style-name="P3">As a user, I want to be able to comment on my audio file so that I can keep track of progress with my music.</text:p>
        </text:list-item>
        <text:list-item>
          <text:p text:style-name="P3">As a user, I want to be able to export my audio file so that I can store it and use it in other programs.</text:p>
        </text:list-item>
        <text:list-item>
          <text:p text:style-name="P3">As a user, I want to be able to combine several tracks so that I can produce different melodies and beats at different tim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1:38:54.578099000</meta:creation-date>
    <dc:date>2017-05-29T21:40:04.527324000</dc:date>
    <meta:editing-duration>PT1M10S</meta:editing-duration>
    <meta:editing-cycles>1</meta:editing-cycles>
    <meta:document-statistic meta:table-count="0" meta:image-count="0" meta:object-count="0" meta:page-count="1" meta:paragraph-count="13" meta:word-count="241" meta:character-count="1126" meta:non-whitespace-character-count="908"/>
    <meta:generator>LibreOffice/5.2.2.2$MacOSX_X86_64 LibreOffice_project/8f96e87c890bf8fa77463cd4b640a2312823f3ad</meta:generator>
  </office:meta>
</office:document-meta>
</file>